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margin-top="0.4cm" fo:margin-bottom="0.25cm" loext:contextual-spacing="false" fo:line-height="120%" fo:text-align="justify" style:justify-single-word="false" fo:text-indent="0.801cm" style:auto-text-indent="false" style:page-number="auto" fo:background-color="transparent"/>
      <style:text-properties style:font-name="Caladea" fo:language="fr" fo:country="FR" officeooo:rsid="0000a785" officeooo:paragraph-rsid="0000a785" fo:background-color="transparent" loext:shadow="none"/>
    </style:style>
    <style:style style:name="P2"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469dc" officeooo:paragraph-rsid="000469dc" fo:background-color="transparent" loext:shadow="none"/>
    </style:style>
    <style:style style:name="P3"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14fb" officeooo:paragraph-rsid="0005e8e6" fo:background-color="transparent" loext:shadow="none"/>
    </style:style>
    <style:style style:name="P4"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5e8e6" officeooo:paragraph-rsid="0005e8e6" fo:background-color="transparent" loext:shadow="none"/>
    </style:style>
    <style:style style:name="P5" style:family="paragraph" style:parent-style-name="Heading_20_1">
      <style:text-properties style:font-name="Caladea" fo:language="fr" fo:country="FR" fo:background-color="transparent" loext:shadow="none"/>
    </style:style>
    <style:style style:name="P6" style:family="paragraph" style:parent-style-name="Heading_20_2">
      <style:text-properties style:font-name="Caladea" fo:language="fr" fo:country="FR" officeooo:rsid="0000a785" officeooo:paragraph-rsid="0000a785" fo:background-color="transparent" loext:shadow="none"/>
    </style:style>
    <style:style style:name="P7" style:family="paragraph" style:parent-style-name="Heading_20_3">
      <style:text-properties style:font-name="Caladea" fo:language="fr" fo:country="FR" officeooo:paragraph-rsid="000cf0a4"/>
    </style:style>
    <style:style style:name="P8" style:family="paragraph" style:parent-style-name="Heading_20_3">
      <style:text-properties style:font-name="Caladea" fo:language="fr" fo:country="FR" officeooo:rsid="000cf0a4" officeooo:paragraph-rsid="000cf0a4"/>
    </style:style>
    <style:style style:name="P9"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9b08c" officeooo:paragraph-rsid="000bc85f" fo:background-color="transparent" loext:shadow="none"/>
    </style:style>
    <style:style style:name="P10"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bc85f" officeooo:paragraph-rsid="000cf0a4"/>
    </style:style>
    <style:style style:name="P11"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cf0a4" officeooo:paragraph-rsid="000cf0a4"/>
    </style:style>
    <style:style style:name="P12" style:family="paragraph" style:parent-style-name="Text_20_body">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0e2ef5" officeooo:paragraph-rsid="000e2ef5"/>
    </style:style>
    <style:style style:name="T1" style:family="text">
      <style:text-properties officeooo:rsid="00029713"/>
    </style:style>
    <style:style style:name="T2" style:family="text">
      <style:text-properties officeooo:rsid="0005e8e6"/>
    </style:style>
    <style:style style:name="T3" style:family="text">
      <style:text-properties officeooo:rsid="0007b1c2"/>
    </style:style>
    <style:style style:name="T4" style:family="text">
      <style:text-properties officeooo:rsid="0009ca66"/>
    </style:style>
    <style:style style:name="T5" style:family="text">
      <style:text-properties fo:background-color="transparent" loext:char-shading-value="0" loext:shadow="none"/>
    </style:style>
    <style:style style:name="T6" style:family="text">
      <style:text-properties officeooo:rsid="000c05d5" fo:background-color="transparent" loext:char-shading-value="0" loext:shadow="none"/>
    </style:style>
    <style:style style:name="T7" style:family="text">
      <style:text-properties officeooo:rsid="000bc85f" fo:background-color="transparent" loext:char-shading-value="0" loext:shadow="none"/>
    </style:style>
    <style:style style:name="T8" style:family="text">
      <style:text-properties officeooo:rsid="00106733" fo:background-color="transparent" loext:char-shading-value="0" loext:shadow="none"/>
    </style:style>
    <style:style style:name="T9" style:family="text">
      <style:text-properties officeooo:rsid="0010b1b8" fo:background-color="transparent" loext:char-shading-value="0" loext:shadow="none"/>
    </style:style>
    <style:style style:name="T10" style:family="text">
      <style:text-properties style:font-name="Caladea" fo:language="fr" fo:country="FR" officeooo:rsid="000bc85f" fo:background-color="transparent" loext:char-shading-value="0" loext: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oints techniques</text:h>
      <text:h text:style-name="P6" text:outline-level="2">Implémentation du drag’n drop</text:h>
      <text:p text:style-name="P1">L’implémentation du drag’n drop était pour nous un point crucial dans l’aboutissement du projet. Il s’agissait de pouvoir augmenter l’implication du joueur dans les phases de questions/réponses, phases où il ne pouvait alors que cliquer sur des boutons ou taper du texte dans des zones précises. <text:span text:style-name="T1">Le drag’n drop était un moyen de rendre le jeu plus réaliste, moins linéaire pour le joueur : il ne s’agit plus de répondre du texte dans un cadre puis de cliquer sur un bouton, toute la page devient un champ de réponse et le joueur peut en manipuler les éléments à sa guise.</text:span></text:p>
      <text:p text:style-name="P2">Ce que nous voulions était très clair, nous avions des éléments de réponse (des nombres et des mots) et nous voulions que l’utilisateur les déplace là où ils devaient aller. Cela permettait de rendre plus simple la vérification des réponses (impossible de confondre ‘SeleCT’ avec ‘SELECT’ ou d’écrire 213587 au lieu de 213687 par exemple) et pour l’utilisateur il est plus agréable de savoir ce qui est attendu dans sa réponse plutôt que de devoir trouver lui-même les différents éléments ainsi que leur occurrence.</text:p>
      <text:p text:style-name="P3">En soit le drag’n drop existe déjà nativement sous Unity (dans l<text:span text:style-name="T2">eur</text:span> documentation C#) mais les principales difficultés était de comprendre de quelles fonctionnalités de la documentation nous avions besoin et de quelle façon les utiliser pour faire fonctionner notre drag’n drop. <text:span text:style-name="T2">En effet, nous avions notre définition du drag’n drop mais celle de Unity est beaucoup plus complexe que ce dont nous avions besoin.</text:span></text:p>
      <text:p text:style-name="P4">Il a donc fallu apprendre les termes du drag’n drop. Les éléments que nous avions étaient des gameObjects (les éléments de réponse) et ces gameObjects se situent <text:span text:style-name="T3">dans des panels (des zones). Un gameObject doit être ‘draggable’ (on peut le prendre) et un panel doit être ‘droppable’ (on peut y poser un objet ‘draggable’). Une fois ça compris, il fallait le mettre en place. Nous avons décidé de faire deux scripts : ‘draggable’ et ‘dropZone’. Il suffisait ensuite écrire le code de ces scripts et les ajouter aux gameObjects et panels voulus.</text:span></text:p>
      <text:p text:style-name="P9">En ce qui concerne le code du drag’n drop nous n’avons pas eu trop de problèmes car nous avions trouvé des aides sur Internet. Pour les deux scripts il y a trois état prévus par la documentation : le début du drag, <text:span text:style-name="T4">pendant le drag, la fin du drag et quand la souris arrive sur la zone de drop, quand elle sort de la zone de drop et quand elle drop l’élément. Avec l’aide de vidéos tutoriels nous avons pu écrire les morceaux de code et les placer dans les bonnes parties. </text:span><text:soft-page-break/><text:span text:style-name="T4">En soit, le ‘drag’n drop’ fonctionnait. C’est à dire que nous pouvions déplacer des éléments d’un endroit de l’écran à un autre. C’est ensuite que les problèmes sont arrivés.</text:span></text:p>
      <text:p text:style-name="P10"><text:span text:style-name="T5">Jusque là nous avions juste pensé à faire fonctionner notre drag’n drop mais nous n’avions pas pensé à la suite. En effet, </text:span><text:span text:style-name="T6">déjà nous avions une contrainte à gérer : on ne doit pas pouvoir placer plusieurs éléments de réponse dans une même zone de réponse ; et nous n’avions pas prévu le code permettant de vérifier que l’utilisateur a correctement répondu à la question.</text:span></text:p>
      <text:h text:style-name="P7" text:outline-level="3">Résolution de la contrainte</text:h>
      <text:p text:style-name="P12"><text:span text:style-name="T7">P</text:span><text:span text:style-name="T5">our résoudre la contrainte du nombre d’éléments par zone de réponse nous savions que le code n’était pas très compliqué, nous avions également une idée assez précise de comment procéder. Le problème était surtout que nous n’avions plus d’aide extérieur, il fallait beaucoup plus approfondir notre compréhension du système de drag’n drop sous Unity et modifier les scripts de ‘draggable’ et ‘droppable’ pour qu’ils répondent en plus à notre besoin.</text:span></text:p>
      <text:p text:style-name="P12"><text:span text:style-name="T5">Le fonctionnement général n’était pas très compliqué. Au début tous les éléments de réponse sont dans la même zone, un panel particulier car il peut contenir plusieurs éléments. Ensuite le joueur doit placer ces éléments dans des panels qui eux ne doivent contenir qu’un seul élément. Chaque dropzone doit donc avoir deux caractéristique : multi-élément et pleine. Dans les deux cas il s’agit d’un booléen (variable de valeur oui ou non). Pour l’attribut ‘ multi-élément’ c’est nous qui disons à Unity si un panel est multi-élément ou non, pour l’attribut ‘pleine’ c’est au programme de gérer automatiquement cet état, par défaut sur ‘non’.</text:span></text:p>
      <text:p text:style-name="P12"><text:span text:style-name="T5">Le plus dur a ensuite été de préciser comment le programme gère l’attribut ‘pleine’ et de trouver dans quelles parties du programme (début du drag, pendant, à la fin…) il fallait placer les morceaux de code correspondant. </text:span><text:span text:style-name="T8">Le problème était que lors du drag’n drop nous pouvions détecter dans quelle panel nous arrivions, donc s’il était vide (et ne devait contenir qu’un seul élément) nous pouvions lui dire qu’il était plein. Cependant nous ne pouvions pas savoir d’où provenait l’élément et donc il était impossible de rendre libre cette zone si elle était pleine. En effet, lors du déplacement de l’élément, celui-ci n’a plus de ‘parent’ et à la fin du déplacement on lui assigne son nouveau ‘parent’. La solution a été d’ajouter un nouvel attribut aux éléments : leur ancien ‘parent’. Une fois cette solution trouvée nous avions accès au panel d’origine d’un gameObject et lorsque celui-ci changeait de valeur (donc en cas de déplacement dans une nouvelle zone) nous pouvions rendre ce panel libre (s’il ne s’agissait pas du panel multi-éléments). </text:span><text:span text:style-name="T9">Une fois le code écrit et quelques tests, tout marchait très bien.</text:span></text:p>
      <text:h text:style-name="P8" text:outline-level="3">Vérification de la réponse</text:h>
      <text:p text:style-name="P11"><text:span text:style-name="T6">Blablab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02T15:24:36.872000000</dc:date>
    <meta:editing-duration>PT55M7S</meta:editing-duration>
    <meta:editing-cycles>11</meta:editing-cycles>
    <meta:document-statistic meta:table-count="0" meta:image-count="0" meta:object-count="0" meta:page-count="2" meta:paragraph-count="14" meta:word-count="900" meta:character-count="5369" meta:non-whitespace-character-count="4483"/>
  </office:meta>
</office:document-meta>
</file>